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echa</text:p>
          </table:table-cell>
          <table:table-cell office:value-type="string" table:style-name="ce1">
            <text:p>Evento</text:p>
          </table:table-cell>
          <table:table-cell table:number-columns-repeated="16382"/>
        </table:table-row>
        <table:table-row table:style-name="ro1">
          <table:table-cell office:value-type="date" office:date-value="2021-04-10T00:00:00" table:style-name="ce2">
            <text:p>10-abr</text:p>
          </table:table-cell>
          <table:table-cell office:value-type="string" table:style-name="ce1">
            <text:p>Tras múltiples métodos descubro que existe cierta incompatibilidad entre VirtualBox y Kubernetes, no se puede lanzar kubernetes en una máquina virtual de VirtualBox</text:p>
          </table:table-cell>
          <table:table-cell table:number-columns-repeated="16382"/>
        </table:table-row>
        <table:table-row table:style-name="ro1">
          <table:table-cell office:value-type="date" office:date-value="2021-04-10T00:00:00" table:style-name="ce2">
            <text:p>10-abr</text:p>
          </table:table-cell>
          <table:table-cell office:value-type="string" table:style-name="ce1">
            <text:p>Cambio de VirtualBox a VMWare alojado en el CPD del IES Gran Capitán</text:p>
          </table:table-cell>
          <table:table-cell table:number-columns-repeated="16382"/>
        </table:table-row>
        <table:table-row table:style-name="ro1">
          <table:table-cell office:value-type="date" office:date-value="2021-04-27T00:00:00" table:style-name="ce2">
            <text:p>27-abr</text:p>
          </table:table-cell>
          <table:table-cell office:value-type="string" table:style-name="ce1">
            <text:p>Retraso acumulado dado que faltaba indicar un reinicio en los tutoriales para lanzar el clúster de kubernetes</text:p>
          </table:table-cell>
          <table:table-cell table:number-columns-repeated="16382"/>
        </table:table-row>
        <table:table-row table:style-name="ro1">
          <table:table-cell office:value-type="date" office:date-value="2021-05-26T00:00:00" table:style-name="ce2">
            <text:p>26-may</text:p>
          </table:table-cell>
          <table:table-cell office:value-type="string" table:style-name="ce1">
            <text:p>Descubrimos la necesidad de más servidores debido que es necesario un volumen persistente que no se encuentre físicamente en ninguno de los nodos del clúster de kubernetes</text:p>
          </table:table-cell>
          <table:table-cell table:number-columns-repeated="16382"/>
        </table:table-row>
        <table:table-row table:style-name="ro1">
          <table:table-cell office:value-type="date" office:date-value="2021-05-26T00:00:00" table:style-name="ce2">
            <text:p>26-may</text:p>
          </table:table-cell>
          <table:table-cell office:value-type="string" table:style-name="ce1">
            <text:p>Cambio de clúster kubernetes al uso de minikube, el cuál sirve para implementar un nodo de kubernetes local y realizar pruebas, esta decisión se toma tras agotar otra opciones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Rafael Siles Rodríguez</meta:initial-creator>
    <dc:creator>Rafael Siles Rodríguez</dc:creator>
    <meta:creation-date>2021-05-31T15:52:01Z</meta:creation-date>
    <dc:date>2021-05-31T15:58:35Z</dc:date>
  </office:meta>
</office:document-meta>
</file>